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</style:style>
    <style:style style:family="graphic" style:name="a20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connector draw:type="line" svg:x1="0.3005in" svg:y1="7.19931in" svg:x2="0.52966in" svg:y2="7.54583in" draw:z-index="251691008" draw:id="id0" draw:style-name="a0" draw:name="Straight Connector 24" text:anchor-type="paragraph"><svg:title/><svg:desc/></draw:connector><draw:connector draw:type="line" svg:x1="0.22361in" svg:y1="7.23929in" svg:x2="0.03681in" svg:y2="7.59415in" draw:z-index="251693056" draw:id="id1" draw:style-name="a1" draw:name="Straight Connector 26" text:anchor-type="paragraph"><svg:title/><svg:desc/></draw:connector><draw:custom-shape svg:x="-0.07679in" svg:y="6.14266in" svg:width="0.61806in" svg:height="0.37986in" draw:z-index="251688960" draw:id="id2" draw:style-name="a2" draw:name="Smiley Face 22" text:anchor-type="paragraph"><svg:title/><svg:desc/><draw:enhanced-geometry draw:type="non-primitive" svg:viewBox="0 0 21600 21600" draw:enhanced-path="U 10800 10800 10800 10800 0 23592960 Z N U 7305 7515 1165 1165 0 23592960 Z N U 14295 7515 1165 1165 0 23592960 Z N M 4870 ?f1 C 8680 ?f2 12920 ?f2 16730 ?f1 F N" draw:text-areas="3200 3200 18400 18400" draw:glue-points="3160 3160 3160 18440 18440 18440 18440 3160" draw:glue-point-leaving-directions="0, 180, 180, 0" draw:modifiers="17520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connector draw:type="line" svg:x1="0.72768in" svg:y1="6.77282in" svg:x2="-0.21746in" svg:y2="6.75198in" draw:z-index="251692032" draw:id="id3" draw:style-name="a3" draw:name="Straight Connector 25" text:anchor-type="paragraph"><svg:title/><svg:desc/></draw:connector><draw:connector draw:type="line" svg:x1="0.22361in" svg:y1="6.51944in" svg:x2="0.24375in" svg:y2="7.2125in" draw:z-index="251689984" draw:id="id4" draw:style-name="a4" draw:name="Straight Connector 23" text:anchor-type="paragraph"><svg:title/><svg:desc/></draw:connector><draw:connector draw:type="line" svg:x1="0.94048in" svg:y1="6.46379in" svg:x2="2.95159in" svg:y2="5.82143in" draw:z-index="251678720" draw:id="id5" draw:style-name="a5" draw:name="Straight Connector 13" text:anchor-type="paragraph"><svg:title/><svg:desc/></draw:connector><draw:connector draw:type="line" svg:x1="0.72619in" svg:y1="3.03572in" svg:x2="2.86855in" svg:y2="4.88085in" draw:z-index="251680768" draw:id="id6" draw:style-name="a6" draw:name="Straight Connector 18" text:anchor-type="paragraph"><svg:title/><svg:desc/></draw:connector><draw:connector draw:type="line" svg:x1="2.80923in" svg:y1="3.9996in" svg:x2="0.91617in" svg:y2="2.86905in" draw:z-index="251682816" draw:id="id7" draw:style-name="a7" draw:name="Straight Connector 19" text:anchor-type="paragraph"><svg:title/><svg:desc/></draw:connector><draw:connector draw:type="line" svg:x1="2.9878in" svg:y1="2.84474in" svg:x2="0.82113in" svg:y2="2.70238in" draw:z-index="251684864" draw:id="id8" draw:style-name="a8" draw:name="Straight Connector 20" text:anchor-type="paragraph"><svg:title/><svg:desc/></draw:connector><draw:connector draw:type="line" svg:x1="0.60714in" svg:y1="2.63075in" svg:x2="2.80923in" svg:y2="1.60714in" draw:z-index="251686912" draw:id="id9" draw:style-name="a9" draw:name="Straight Connector 21" text:anchor-type="paragraph"><svg:title/><svg:desc/></draw:connector><draw:custom-shape svg:x="3.07083in" svg:y="5.67788in" svg:width="2.85694in" svg:height="0.9875in" draw:z-index="251676672" draw:id="id10" draw:style-name="a10" draw:name="Oval 11" text:anchor-type="paragraph"><svg:title/><svg:desc/><text:p text:style-name="P2">Central Database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03492in" svg:y="4.51151in" svg:width="2.85694in" svg:height="0.9875in" draw:z-index="251670528" draw:id="id11" draw:style-name="a11" draw:name="Oval 8" text:anchor-type="paragraph"><svg:title/><svg:desc/><text:p text:style-name="P3">Purchases what they got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2.9876in" svg:y="3.33343in" svg:width="2.85694in" svg:height="0.9875in" draw:z-index="251672576" draw:id="id12" draw:style-name="a12" draw:name="Oval 9" text:anchor-type="paragraph"><svg:title/><svg:desc/><text:p text:style-name="P4">Views social offers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02302in" svg:y="2.20189in" svg:width="2.85694in" svg:height="0.9875in" draw:z-index="251674624" draw:id="id13" draw:style-name="a13" draw:name="Oval 10" text:anchor-type="paragraph"><svg:title/><svg:desc/><text:p text:style-name="P5">Logins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02361in" svg:y="1.08244in" svg:width="2.85694in" svg:height="0.9875in" draw:z-index="251668480" draw:id="id14" draw:style-name="a14" draw:name="Oval 7" text:anchor-type="paragraph"><svg:title/><svg:desc/><text:p text:style-name="P6">Uses website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1.17798in" svg:y1="3.05942in" svg:x2="-0.44077in" svg:y2="2.9997in" draw:z-index="251665408" draw:id="id15" draw:style-name="a15" draw:name="Straight Connector 5" text:anchor-type="paragraph"><svg:title/><svg:desc/></draw:connector><draw:connector draw:type="line" svg:x1="0.48809in" svg:y1="4.34524in" svg:x2="0.88046in" svg:y2="5.32093in" draw:z-index="251663360" draw:id="id16" draw:style-name="a16" draw:name="Straight Connector 4" text:anchor-type="paragraph"><svg:title/><svg:desc/></draw:connector><draw:connector draw:type="line" svg:x1="0.4875in" svg:y1="4.32143in" svg:x2="0.16667in" svg:y2="5.32143in" draw:z-index="251667456" draw:id="id17" draw:style-name="a17" draw:name="Straight Connector 6" text:anchor-type="paragraph"><svg:title/><svg:desc/></draw:connector><draw:connector draw:type="line" svg:x1="0.45238in" svg:y1="2.36905in" svg:x2="0.4878in" svg:y2="4.32113in" draw:z-index="251661312" draw:id="id18" draw:style-name="a18" draw:name="Straight Connector 3" text:anchor-type="paragraph"><svg:title/><svg:desc/></draw:connector><draw:custom-shape svg:x="-0.14286in" svg:y="1.32143in" svg:width="1.05903in" svg:height="1.07083in" draw:z-index="251660288" draw:id="id19" draw:style-name="a19" draw:name="Smiley Face 2" text:anchor-type="paragraph"><svg:title/><svg:desc/><draw:enhanced-geometry draw:type="non-primitive" svg:viewBox="0 0 21600 21600" draw:enhanced-path="U 10800 10800 10800 10800 0 23592960 Z N U 7305 7515 1165 1165 0 23592960 Z N U 14295 7515 1165 1165 0 23592960 Z N M 4870 ?f1 C 8680 ?f2 12920 ?f2 16730 ?f1 F N" draw:text-areas="3200 3200 18400 18400" draw:glue-points="3160 3160 3160 18440 18440 18440 18440 3160" draw:glue-point-leaving-directions="0, 180, 180, 0" draw:modifiers="17520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custom-shape svg:x="2.14286in" svg:y="0.73809in" svg:width="4.85694in" svg:height="7.82083in" draw:z-index="251659264" draw:id="id20" draw:style-name="a20" draw:name="Rectangle: Rounded Corners 1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ultan .</meta:initial-creator>
    <dc:creator>Sultan .</dc:creator>
    <meta:creation-date>2020-02-25T16:22:00Z</meta:creation-date>
    <dc:date>2020-02-25T16:51:00Z</dc:date>
    <meta:template xlink:href="Normal" xlink:type="simple"/>
    <meta:editing-cycles>1</meta:editing-cycles>
    <meta:editing-duration>PT1740S</meta:editing-duration>
    <meta:document-statistic meta:page-count="1" meta:paragraph-count="1" meta:word-count="3" meta:character-count="21" meta:row-count="1" meta:non-whitespace-character-count="19"/>
  </office:meta>
</office:document-meta>
</file>